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star_id</text:p>
          </table:table-cell>
          <table:table-cell table:style-name="ce1" office:value-type="string" calcext:value-type="string">
            <text:p>fit_x</text:p>
          </table:table-cell>
          <table:table-cell table:style-name="ce1" office:value-type="string" calcext:value-type="string">
            <text:p>fit_y</text:p>
          </table:table-cell>
          <table:table-cell table:style-name="ce1" office:value-type="string" calcext:value-type="string">
            <text:p>fit_x+dx</text:p>
          </table:table-cell>
          <table:table-cell table:style-name="ce1" office:value-type="string" calcext:value-type="string">
            <text:p>fit_y+dy</text:p>
          </table:table-cell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raw_x</text:p>
          </table:table-cell>
          <table:table-cell table:style-name="ce1" office:value-type="string" calcext:value-type="string">
            <text:p>raw_y</text:p>
          </table:table-cell>
        </table:table-row>
        <table:table-row table:style-name="ro1">
          <table:table-cell table:style-name="ce1" office:value-type="float" office:value="38221" calcext:value-type="float">
            <text:p>38221</text:p>
          </table:table-cell>
          <table:table-cell table:style-name="ce1" office:value-type="float" office:value="616.3" calcext:value-type="float">
            <text:p>616.3</text:p>
          </table:table-cell>
          <table:table-cell table:style-name="ce1" office:value-type="float" office:value="985.8" calcext:value-type="float">
            <text:p>985.8</text:p>
          </table:table-cell>
          <table:table-cell table:style-name="ce1" office:value-type="float" office:value="383.4335" calcext:value-type="float">
            <text:p>383.4335</text:p>
          </table:table-cell>
          <table:table-cell table:style-name="ce1" office:value-type="float" office:value="1588.6854" calcext:value-type="float">
            <text:p>1588.6854</text:p>
          </table:table-cell>
          <table:table-cell table:style-name="ce1" office:value-type="float" office:value="5000615" calcext:value-type="float">
            <text:p>5000615</text:p>
          </table:table-cell>
          <table:table-cell table:style-name="ce1" office:value-type="float" office:value="381.843" calcext:value-type="float">
            <text:p>381.843</text:p>
          </table:table-cell>
          <table:table-cell table:style-name="ce1" office:value-type="float" office:value="1591.623" calcext:value-type="float">
            <text:p>1591.623</text:p>
          </table:table-cell>
        </table:table-row>
        <table:table-row table:style-name="ro1">
          <table:table-cell table:style-name="ce1" office:value-type="float" office:value="38219" calcext:value-type="float">
            <text:p>38219</text:p>
          </table:table-cell>
          <table:table-cell table:style-name="ce1" office:value-type="float" office:value="751.8" calcext:value-type="float">
            <text:p>751.8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518.9335" calcext:value-type="float">
            <text:p>518.9335</text:p>
          </table:table-cell>
          <table:table-cell table:style-name="ce1" office:value-type="float" office:value="1637.8854" calcext:value-type="float">
            <text:p>1637.8854</text:p>
          </table:table-cell>
          <table:table-cell table:style-name="ce1" office:value-type="float" office:value="5000642" calcext:value-type="float">
            <text:p>5000642</text:p>
          </table:table-cell>
          <table:table-cell table:style-name="ce1" office:value-type="float" office:value="517.132" calcext:value-type="float">
            <text:p>517.132</text:p>
          </table:table-cell>
          <table:table-cell table:style-name="ce1" office:value-type="float" office:value="1641.236" calcext:value-type="float">
            <text:p>1641.236</text:p>
          </table:table-cell>
        </table:table-row>
        <table:table-row table:style-name="ro1">
          <table:table-cell table:style-name="ce1" office:value-type="string" calcext:value-type="string">
            <text:p>2853:852</text:p>
          </table:table-cell>
          <table:table-cell table:style-name="ce1" office:value-type="float" office:value="875.1" calcext:value-type="float">
            <text:p>875.1</text:p>
          </table:table-cell>
          <table:table-cell table:style-name="ce1" office:value-type="float" office:value="707.2" calcext:value-type="float">
            <text:p>707.2</text:p>
          </table:table-cell>
          <table:table-cell table:style-name="ce1" office:value-type="float" office:value="642.2335" calcext:value-type="float">
            <text:p>642.2335</text:p>
          </table:table-cell>
          <table:table-cell table:style-name="ce1" office:value-type="float" office:value="1310.0854" calcext:value-type="float">
            <text:p>1310.0854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641.376" calcext:value-type="float">
            <text:p>641.376</text:p>
          </table:table-cell>
          <table:table-cell table:style-name="ce1" office:value-type="float" office:value="1313.843" calcext:value-type="float">
            <text:p>1313.843</text:p>
          </table:table-cell>
        </table:table-row>
        <table:table-row table:style-name="ro1">
          <table:table-cell table:style-name="ce1" office:value-type="string" calcext:value-type="string">
            <text:p>38229</text:p>
          </table:table-cell>
          <table:table-cell table:style-name="ce1" office:value-type="float" office:value="1646.1" calcext:value-type="float">
            <text:p>1646.1</text:p>
          </table:table-cell>
          <table:table-cell table:style-name="ce1" office:value-type="float" office:value="1259.5" calcext:value-type="float">
            <text:p>1259.5</text:p>
          </table:table-cell>
          <table:table-cell table:style-name="ce1" office:value-type="float" office:value="1645.8118" calcext:value-type="float">
            <text:p>1645.8118</text:p>
          </table:table-cell>
          <table:table-cell table:style-name="ce1" office:value-type="float" office:value="1259.4234" calcext:value-type="float">
            <text:p>1259.4234</text:p>
          </table:table-cell>
          <table:table-cell table:style-name="ce1" office:value-type="float" office:value="5000433" calcext:value-type="float">
            <text:p>5000433</text:p>
          </table:table-cell>
          <table:table-cell table:style-name="ce1" office:value-type="float" office:value="1647.344" calcext:value-type="float">
            <text:p>1647.344</text:p>
          </table:table-cell>
          <table:table-cell table:style-name="ce1" office:value-type="float" office:value="1260.853" calcext:value-type="float">
            <text:p>1260.853</text:p>
          </table:table-cell>
        </table:table-row>
        <table:table-row table:style-name="ro1">
          <table:table-cell table:style-name="ce1" office:value-type="string" calcext:value-type="string">
            <text:p>2853:61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1197.7118" calcext:value-type="float">
            <text:p>1197.7118</text:p>
          </table:table-cell>
          <table:table-cell table:style-name="ce1" office:value-type="float" office:value="1148.9234" calcext:value-type="float">
            <text:p>1148.9234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199.098" calcext:value-type="float">
            <text:p>1199.098</text:p>
          </table:table-cell>
          <table:table-cell table:style-name="ce1" office:value-type="float" office:value="1150.043" calcext:value-type="float">
            <text:p>1150.043</text:p>
          </table:table-cell>
        </table:table-row>
        <table:table-row table:style-name="ro1">
          <table:table-cell office:value-type="float" office:value="38237" calcext:value-type="float">
            <text:p>38237</text:p>
          </table:table-cell>
          <table:table-cell office:value-type="float" office:value="937.8" calcext:value-type="float">
            <text:p>937.8</text:p>
          </table:table-cell>
          <table:table-cell office:value-type="float" office:value="1037.6" calcext:value-type="float">
            <text:p>1037.6</text:p>
          </table:table-cell>
          <table:table-cell office:value-type="float" office:value="937.5118" calcext:value-type="float">
            <text:p>937.5118</text:p>
          </table:table-cell>
          <table:table-cell office:value-type="float" office:value="1037.5234" calcext:value-type="float">
            <text:p>1037.5234</text:p>
          </table:table-cell>
          <table:table-cell office:value-type="float" office:value="469" calcext:value-type="float">
            <text:p>469</text:p>
          </table:table-cell>
          <table:table-cell office:value-type="float" office:value="938.992" calcext:value-type="float">
            <text:p>938.992</text:p>
          </table:table-cell>
          <table:table-cell office:value-type="float" office:value="1038.728" calcext:value-type="float">
            <text:p>1038.728</text:p>
          </table:table-cell>
        </table:table-row>
        <table:table-row table:style-name="ro1">
          <table:table-cell office:value-type="float" office:value="38256" calcext:value-type="float">
            <text:p>38256</text:p>
          </table:table-cell>
          <table:table-cell office:value-type="float" office:value="557.4" calcext:value-type="float">
            <text:p>557.4</text:p>
          </table:table-cell>
          <table:table-cell office:value-type="float" office:value="707.7" calcext:value-type="float">
            <text:p>707.7</text:p>
          </table:table-cell>
          <table:table-cell office:value-type="float" office:value="557.1118" calcext:value-type="float">
            <text:p>557.1118</text:p>
          </table:table-cell>
          <table:table-cell office:value-type="float" office:value="707.6234" calcext:value-type="float">
            <text:p>707.6234</text:p>
          </table:table-cell>
          <table:table-cell office:value-type="float" office:value="5000194" calcext:value-type="float">
            <text:p>5000194</text:p>
          </table:table-cell>
          <table:table-cell office:value-type="float" office:value="558.512" calcext:value-type="float">
            <text:p>558.512</text:p>
          </table:table-cell>
          <table:table-cell office:value-type="float" office:value="708.979" calcext:value-type="float">
            <text:p>708.979</text:p>
          </table:table-cell>
        </table:table-row>
        <table:table-row table:style-name="ro1">
          <table:table-cell office:value-type="float" office:value="38271" calcext:value-type="float">
            <text:p>38271</text:p>
          </table:table-cell>
          <table:table-cell office:value-type="float" office:value="752.1" calcext:value-type="float">
            <text:p>752.1</text:p>
          </table:table-cell>
          <table:table-cell office:value-type="float" office:value="324.8" calcext:value-type="float">
            <text:p>324.8</text:p>
          </table:table-cell>
          <table:table-cell office:value-type="float" office:value="751.8118" calcext:value-type="float">
            <text:p>751.8118</text:p>
          </table:table-cell>
          <table:table-cell office:value-type="float" office:value="324.7234" calcext:value-type="float">
            <text:p>324.7234</text:p>
          </table:table-cell>
          <table:table-cell office:value-type="float" office:value="5000083" calcext:value-type="float">
            <text:p>5000083</text:p>
          </table:table-cell>
          <table:table-cell office:value-type="float" office:value="753.748" calcext:value-type="float">
            <text:p>753.748</text:p>
          </table:table-cell>
          <table:table-cell office:value-type="float" office:value="326.037" calcext:value-type="float">
            <text:p>326.037</text:p>
          </table:table-cell>
        </table:table-row>
        <table:table-row table:style-name="ro1">
          <table:table-cell office:value-type="float" office:value="38244" calcext:value-type="float">
            <text:p>38244</text:p>
          </table:table-cell>
          <table:table-cell office:value-type="float" office:value="854.7" calcext:value-type="float">
            <text:p>854.7</text:p>
          </table:table-cell>
          <table:table-cell office:value-type="float" office:value="912.5" calcext:value-type="float">
            <text:p>912.5</text:p>
          </table:table-cell>
          <table:table-cell office:value-type="float" office:value="854.4118" calcext:value-type="float">
            <text:p>854.4118</text:p>
          </table:table-cell>
          <table:table-cell office:value-type="float" office:value="912.4234" calcext:value-type="float">
            <text:p>912.4234</text:p>
          </table:table-cell>
          <table:table-cell office:value-type="float" office:value="5000284" calcext:value-type="float">
            <text:p>5000284</text:p>
          </table:table-cell>
          <table:table-cell office:value-type="float" office:value="855.902" calcext:value-type="float">
            <text:p>855.902</text:p>
          </table:table-cell>
          <table:table-cell office:value-type="float" office:value="913.53" calcext:value-type="float">
            <text:p>913.53</text:p>
          </table:table-cell>
        </table:table-row>
        <table:table-row table:style-name="ro1">
          <table:table-cell office:value-type="float" office:value="38243" calcext:value-type="float">
            <text:p>38243</text:p>
          </table:table-cell>
          <table:table-cell office:value-type="float" office:value="862.5" calcext:value-type="float">
            <text:p>862.5</text:p>
          </table:table-cell>
          <table:table-cell office:value-type="float" office:value="933.5" calcext:value-type="float">
            <text:p>933.5</text:p>
          </table:table-cell>
          <table:table-cell office:value-type="float" office:value="862.2118" calcext:value-type="float">
            <text:p>862.2118</text:p>
          </table:table-cell>
          <table:table-cell office:value-type="float" office:value="933.4234" calcext:value-type="float">
            <text:p>933.4234</text:p>
          </table:table-cell>
          <table:table-cell office:value-type="float" office:value="5000295" calcext:value-type="float">
            <text:p>5000295</text:p>
          </table:table-cell>
          <table:table-cell office:value-type="float" office:value="863.646" calcext:value-type="float">
            <text:p>863.646</text:p>
          </table:table-cell>
          <table:table-cell office:value-type="float" office:value="934.738" calcext:value-type="float">
            <text:p>934.738</text:p>
          </table:table-cell>
        </table:table-row>
        <table:table-row table:style-name="ro1">
          <table:table-cell office:value-type="string" calcext:value-type="string">
            <text:p>2853:114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float" office:value="38255" calcext:value-type="float">
            <text:p>38255</text:p>
          </table:table-cell>
          <table:table-cell office:value-type="float" office:value="915" calcext:value-type="float">
            <text:p>915</text:p>
          </table:table-cell>
          <table:table-cell office:value-type="float" office:value="728" calcext:value-type="float">
            <text:p>728</text:p>
          </table:table-cell>
          <table:table-cell office:value-type="float" office:value="914.7118" calcext:value-type="float">
            <text:p>914.7118</text:p>
          </table:table-cell>
          <table:table-cell office:value-type="float" office:value="727.9234" calcext:value-type="float">
            <text:p>727.9234</text:p>
          </table:table-cell>
          <table:table-cell office:value-type="float" office:value="5000200" calcext:value-type="float">
            <text:p>5000200</text:p>
          </table:table-cell>
          <table:table-cell office:value-type="float" office:value="916.216" calcext:value-type="float">
            <text:p>916.216</text:p>
          </table:table-cell>
          <table:table-cell office:value-type="float" office:value="729.005" calcext:value-type="float">
            <text:p>729.005</text:p>
          </table:table-cell>
        </table:table-row>
        <table:table-row table:style-name="ro1">
          <table:table-cell office:value-type="float" office:value="38248" calcext:value-type="float">
            <text:p>38248</text:p>
          </table:table-cell>
          <table:table-cell office:value-type="float" office:value="1198.1" calcext:value-type="float">
            <text:p>1198.1</text:p>
          </table:table-cell>
          <table:table-cell office:value-type="float" office:value="829.2" calcext:value-type="float">
            <text:p>829.2</text:p>
          </table:table-cell>
          <table:table-cell office:value-type="float" office:value="1197.8118" calcext:value-type="float">
            <text:p>1197.8118</text:p>
          </table:table-cell>
          <table:table-cell office:value-type="float" office:value="829.1234" calcext:value-type="float">
            <text:p>829.1234</text:p>
          </table:table-cell>
          <table:table-cell office:value-type="float" office:value="5000242" calcext:value-type="float">
            <text:p>5000242</text:p>
          </table:table-cell>
          <table:table-cell office:value-type="float" office:value="1199.346" calcext:value-type="float">
            <text:p>1199.346</text:p>
          </table:table-cell>
          <table:table-cell office:value-type="float" office:value="830.493" calcext:value-type="float">
            <text:p>830.493</text:p>
          </table:table-cell>
        </table:table-row>
        <table:table-row table:style-name="ro1">
          <table:table-cell office:value-type="float" office:value="382544" calcext:value-type="float">
            <text:p>382544</text:p>
          </table:table-cell>
          <table:table-cell office:value-type="float" office:value="1232.6" calcext:value-type="float">
            <text:p>1232.6</text:p>
          </table:table-cell>
          <table:table-cell office:value-type="float" office:value="738.1" calcext:value-type="float">
            <text:p>738.1</text:p>
          </table:table-cell>
          <table:table-cell office:value-type="float" office:value="1232.3118" calcext:value-type="float">
            <text:p>1232.3118</text:p>
          </table:table-cell>
          <table:table-cell office:value-type="float" office:value="738.0234" calcext:value-type="float">
            <text:p>738.0234</text:p>
          </table:table-cell>
          <table:table-cell office:value-type="float" office:value="5000204" calcext:value-type="float">
            <text:p>5000204</text:p>
          </table:table-cell>
          <table:table-cell office:value-type="float" office:value="1234.248" calcext:value-type="float">
            <text:p>1234.248</text:p>
          </table:table-cell>
          <table:table-cell office:value-type="float" office:value="739.675" calcext:value-type="float">
            <text:p>739.675</text:p>
          </table:table-cell>
        </table:table-row>
        <table:table-row table:style-name="ro1">
          <table:table-cell office:value-type="string" calcext:value-type="string">
            <text:p>2853:460</text:p>
          </table:table-cell>
          <table:table-cell office:value-type="float" office:value="1333" calcext:value-type="float">
            <text:p>1333</text:p>
          </table:table-cell>
          <table:table-cell office:value-type="float" office:value="973.1" calcext:value-type="float">
            <text:p>973.1</text:p>
          </table:table-cell>
          <table:table-cell office:value-type="float" office:value="1332.7118" calcext:value-type="float">
            <text:p>1332.7118</text:p>
          </table:table-cell>
          <table:table-cell office:value-type="float" office:value="973.0234" calcext:value-type="float">
            <text:p>973.0234</text:p>
          </table:table-cell>
          <table:table-cell office:value-type="float" office:value="421" calcext:value-type="float">
            <text:p>421</text:p>
          </table:table-cell>
          <table:table-cell office:value-type="float" office:value="1334.133" calcext:value-type="float">
            <text:p>1334.133</text:p>
          </table:table-cell>
          <table:table-cell office:value-type="float" office:value="974.186" calcext:value-type="float">
            <text:p>974.186</text:p>
          </table:table-cell>
        </table:table-row>
        <table:table-row table:style-name="ro1">
          <table:table-cell office:value-type="string" calcext:value-type="string">
            <text:p>2853:1178</text:p>
          </table:table-cell>
          <table:table-cell office:value-type="float" office:value="1634.4" calcext:value-type="float">
            <text:p>1634.4</text:p>
          </table:table-cell>
          <table:table-cell office:value-type="float" office:value="629.2" calcext:value-type="float">
            <text:p>629.2</text:p>
          </table:table-cell>
          <table:table-cell office:value-type="float" office:value="1634.1118" calcext:value-type="float">
            <text:p>1634.1118</text:p>
          </table:table-cell>
          <table:table-cell office:value-type="float" office:value="629.1234" calcext:value-type="float">
            <text:p>629.1234</text:p>
          </table:table-cell>
          <table:table-cell office:value-type="float" office:value="254" calcext:value-type="float">
            <text:p>254</text:p>
          </table:table-cell>
          <table:table-cell office:value-type="float" office:value="1635.429" calcext:value-type="float">
            <text:p>1635.429</text:p>
          </table:table-cell>
          <table:table-cell office:value-type="float" office:value="630.288" calcext:value-type="float">
            <text:p>630.288</text:p>
          </table:table-cell>
        </table:table-row>
        <table:table-row table:style-name="ro1">
          <table:table-cell office:value-type="string" calcext:value-type="string">
            <text:p>2853:1628</text:p>
          </table:table-cell>
          <table:table-cell office:value-type="float" office:value="1632.2" calcext:value-type="float">
            <text:p>1632.2</text:p>
          </table:table-cell>
          <table:table-cell office:value-type="float" office:value="543.7" calcext:value-type="float">
            <text:p>543.7</text:p>
          </table:table-cell>
          <table:table-cell office:value-type="float" office:value="1631.9118" calcext:value-type="float">
            <text:p>1631.9118</text:p>
          </table:table-cell>
          <table:table-cell office:value-type="float" office:value="543.6234" calcext:value-type="float">
            <text:p>543.6234</text:p>
          </table:table-cell>
          <table:table-cell office:value-type="float" office:value="223" calcext:value-type="float">
            <text:p>223</text:p>
          </table:table-cell>
          <table:table-cell office:value-type="float" office:value="1633.339" calcext:value-type="float">
            <text:p>1633.339</text:p>
          </table:table-cell>
          <table:table-cell office:value-type="float" office:value="544.73" calcext:value-type="float">
            <text:p>544.73</text:p>
          </table:table-cell>
        </table:table-row>
        <table:table-row table:style-name="ro1">
          <table:table-cell table:style-name="ce1" office:value-type="float" office:value="38268" calcext:value-type="float">
            <text:p>38268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468.2" calcext:value-type="float">
            <text:p>468.2</text:p>
          </table:table-cell>
          <table:table-cell table:style-name="ce1" office:value-type="float" office:value="1675.7118" calcext:value-type="float">
            <text:p>1675.7118</text:p>
          </table:table-cell>
          <table:table-cell table:style-name="ce1" office:value-type="float" office:value="468.1234" calcext:value-type="float">
            <text:p>468.123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6.407" calcext:value-type="float">
            <text:p>1616.407</text:p>
          </table:table-cell>
          <table:table-cell table:style-name="ce1" office:value-type="float" office:value="485.583" calcext:value-type="float">
            <text:p>485.583</text:p>
          </table:table-cell>
        </table:table-row>
        <table:table-row table:style-name="ro1">
          <table:table-cell table:style-name="ce1" office:value-type="float" office:value="38284" calcext:value-type="float">
            <text:p>38284</text:p>
          </table:table-cell>
          <table:table-cell table:number-columns-repeated="7" table:style-name="ce1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00:14:17.987567243</meta:creation-date>
    <dc:date>2018-12-03T00:17:58.048464672</dc:date>
    <meta:editing-duration>PT3M40S</meta:editing-duration>
    <meta:editing-cycles>1</meta:editing-cycles>
    <meta:document-statistic meta:table-count="1" meta:cell-count="160" meta:object-count="0"/>
    <meta:generator>LibreOffice/5.1.6.2$Linux_X86_64 LibreOffice_project/10m0$Build-2</meta:generator>
  </office:meta>
</office:document-meta>
</file>